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-21422" calcext:value-type="float">
            <text:p>-21422</text:p>
          </table:table-cell>
          <table:table-cell/>
          <table:table-cell table:formula="of:=[.E101]-[.E100]" office:value-type="float" office:value="-14928" calcext:value-type="float">
            <text:p>-14928</text:p>
          </table:table-cell>
          <table:table-cell/>
          <table:table-cell table:formula="of:=[.H100]+[.G101]" office:value-type="float" office:value="27742" calcext:value-type="float">
            <text:p>27742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7742" calcext:value-type="float">
            <text:p>27742</text:p>
          </table:table-cell>
          <table:table-cell/>
          <table:table-cell table:formula="of:=[.I102]-[.I101]" office:value-type="float" office:value="-15" calcext:value-type="float">
            <text:p>-1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7742" calcext:value-type="float">
            <text:p>2774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7742" calcext:value-type="float">
            <text:p>2774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7742" calcext:value-type="float">
            <text:p>2774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7742" calcext:value-type="float">
            <text:p>2774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7742" calcext:value-type="float">
            <text:p>2774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7742" calcext:value-type="float">
            <text:p>2774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7742" calcext:value-type="float">
            <text:p>2774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01:21:03.98743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5T03:03:07.255257648</dc:date>
    <meta:editing-cycles>117</meta:editing-cycles>
    <meta:editing-duration>P23DT5H34M59S</meta:editing-duration>
    <meta:generator>LibreOffice/6.0.3.2$Linux_X86_64 LibreOffice_project/00m0$Build-2</meta:generator>
    <meta:document-statistic meta:table-count="1" meta:cell-count="10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